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Action">
      <style:paragraph-properties fo:background-color="#ccffff">
        <style:background-image/>
      </style:paragraph-properties>
    </style:style>
    <style:style style:name="P2" style:family="paragraph" style:parent-style-name="Action">
      <style:paragraph-properties fo:background-color="transparent">
        <style:background-image/>
      </style:paragraph-properties>
    </style:style>
    <style:style style:name="P3" style:family="paragraph" style:parent-style-name="Header">
      <style:text-properties style:font-name="Courier New"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ítulo 1</text:p>
      <text:p text:style-name="Standard"/>
      <text:p text:style-name="SLUGLINE">Out. Planeta. Espacio exterior.</text:p>
      <text:p text:style-name="Action">Las naves espaciales de la colonia llegan a un nuevo planeta. De las naves militares salen pequeños robots EXPLORADORES que caen en la superficie. </text:p>
      <text:p text:style-name="SLUGLINE">Out. Planeta. Superficie</text:p>
      <text:p text:style-name="Action">Uno de los exploradores muestra paisajes e imágenes de los habitantes del planeta.</text:p>
      <text:p text:style-name="SLUGLINE">Int Nave Residente III</text:p>
      <text:p text:style-name="Action">Las imágenes que toman los exploradores se muestran en pantallas gigantes en los corredores de la nave. La pantalla está situada sobre dos arcos que separan dos secciones del mismo corredor. Por los arcos pasa una multitud protestando contra el consumo del planeta. En la multitud va KIMI (30s). Ella pasa con el resto de la protesta dejando los corredores vacios.</text:p>
      <text:p text:style-name="SLUGLINE">Int Corredores de la Nave Residente III. </text:p>
      <text:p text:style-name="Action">La cámara avanza por los corredores vacios, pasando de un sector a otro por una puerta que se abre automáticamente. Se detiene finalmente en una puerta más pequeña.</text:p>
      <text:p text:style-name="SLUGLINE">Int Apartamento Sala-comedor</text:p>
      <text:p text:style-name="Action">Se ve parte de la sala-comedor. A la izquierda hay un arco que se dirige a la habitación. Al fondo hay una pantalla con imágenes que cambian cada pocos segundos.</text:p>
      <text:p text:style-name="SLUGLINE">Int Apartamento Cuarto</text:p>
      <text:p text:style-name="Action">Hay una cama doble con dos mesitas de noche. Al fondo hay un escritorio. MANU (30s) está sentado en él, escribiendo, de espaldas a la cámara. La cámara se acerca, mira por encima de su hombro. Manu escribe en una tablet. La cámara se acerca más y muestra la última frase que él escribió: “Kimi, no creo <text:s/>poder seguirte” <text:s/></text:p>
      <text:p text:style-name="Standard"/>
      <text:p text:style-name="Standard">Capítulo 2</text:p>
      <text:p text:style-name="Standard"/>
      <text:p text:style-name="SLUGLINE">Ext. Desierto en el Planeta – día</text:p>
      <text:p text:style-name="Action">Un explorador toma muestras de la tierra del planeta. Deja las muestras en la caja de recolección y abandona el planeta volando. </text:p>
      <text:p text:style-name="SLUGLINE">Ext. Espacio – ese momento</text:p>
      <text:p text:style-name="Action">El explorador entra en una de las naves militares.</text:p>
      <text:p text:style-name="SLUGLINE"><text:soft-page-break/>Int Avenida Nave Residente III</text:p>
      <text:p text:style-name="Action">Un camión transporta a un explorador por una de las avenidas.</text:p>
      <text:p text:style-name="SLUGLINE">Int Taller de Manu – poco después</text:p>
      <text:p text:style-name="Action">Manu revisa el explorador que era transportado anteriormente. Al fondo se ve a un CONDUCTOR (20s) hablando sobre el planeta original.</text:p>
      <text:p text:style-name="Standard">Int. Calle peatonal nave residente iii</text:p>
      <text:p text:style-name="Action">Manu y el conductor caminan por los corredores de la nave. Entran a un bar.</text:p>
      <text:p text:style-name="SLUGLINE">Int bar – ese momento</text:p>
      <text:p text:style-name="Action">Manu y el conductor toman una cerveza mientras hablan.</text:p>
      <text:p text:style-name="Action">El conductor mira el reloj, se despide y se va. Manu acaba su cerveza y abandona el lugar.</text:p>
      <text:p text:style-name="SLUGLINE">Int calle peatonal nave residente iii</text:p>
      <text:p text:style-name="Action">Manu camina por una calle peatonal llena de restaurantes y cafés. Entra en un restaurante llamado AGNA</text:p>
      <text:p text:style-name="SLUGLINE">int. restaurante agna</text:p>
      <text:p text:style-name="Action">Dentro del restaurante se ve una pantalla gigante mostrando imágenes de un planeta</text:p>
      <text:p text:style-name="SLUGLINE">ext. Paneta agna – día (flashback)</text:p>
      <text:p text:style-name="Action">En Agna se ven las naves recidenciales en la superficie. Manu de niño (10 años) juega con otro grupo de niños. Al fondo se ven las TORRES DE RECOLECCIÓN. Los niños detienen el juego para mirar dos naves de NEUTRALIZACIÓN pasan volando.</text:p>
      <text:p text:style-name="SLUGLINE">Int. Restaurante agna. </text:p>
      <text:p text:style-name="Action">Manu está sentado al lado de una pared. En la mesa está un plato vacio y una copa de agua llena. Manu ve Kimi y una amiga entrar en el restaurante. Ellas se sientan en la mesa de al lado. Manu la mira; Kimi lo mira. Él sonrie; ella sonrie</text:p>
      <text:p text:style-name="Standard"/>
      <text:p text:style-name="Standard">Capítulo 3</text:p>
      <text:p text:style-name="Standard"/>
      <text:p text:style-name="SLUGLINE">int. cuarto de manu – día</text:p>
      <text:p text:style-name="Action">Manu y Kimi están acostados durmiendo. El despertador suena. Manu estira la mano en busca del control pero no logra encontrarlo. Kimi hace lo mismo del lado de su cama, encuentra el control en el piso y se lo pasa a Manu. Él apaga el despertador. Kimi sigue durmiendo. Manu se sienta en la cama</text:p>
      <text:p text:style-name="SLUGLINE"><text:soft-page-break/>int. Avenida en la nave residente iii – poco después</text:p>
      <text:p text:style-name="Action">Manu maneja una moto por una de las avenidas de la nave residente III. Su destino es el taller.</text:p>
      <text:p text:style-name="SLUGLINE">Int. Taller de manu</text:p>
      <text:p text:style-name="Action">En una plataforma se ve un inmenso automóvil con llantas de tanque de guerra, pinzas en la parte delantera y un taladro en la parte trasera. Es un CONSTRUCTOR. El constructor oculta a Manu quien trabaja en él. La cabeza de Manu aparece y desaparece.</text:p>
      <text:p text:style-name="Action">El constructor es luego remolcado a un camión. El CONDUCTOR (40) del camión pasa unos papeles a Manu.</text:p>
      <text:p text:style-name="Character_20_Name">Manu</text:p>
      <text:p text:style-name="Dialogue">¿por qué hay tanto afán en construir los campos de recolección?</text:p>
      <text:p text:style-name="Character_20_Name">Conductor</text:p>
      <text:p text:style-name="Dialogue">La verdad, no sé</text:p>
      <text:p text:style-name="Character_20_Name">Manu</text:p>
      <text:p text:style-name="Dialogue">Mejor para mi. Ya pasé mi aplicación para trabajar en alguno de los campos. Así que entre más rápido mejor.</text:p>
      <text:p text:style-name="SLUGLINE">Ext. Superficie del planeta – día</text:p>
      <text:p text:style-name="Action">Un grupo de constructores construyen un campo de recolección. Las mallas ya están puestas y las torres de vigilancia activas. Una torre de recolección está a medio construir.</text:p>
      <text:p text:style-name="Action"/>
      <text:p text:style-name="Action">Capítulo 4</text:p>
      <text:p text:style-name="SLUGLINE">int. Cuarto de manu</text:p>
      <text:p text:style-name="Action">Manu escribe en el diario recordando los primeros días con Kimi.</text:p>
      <text:p text:style-name="Character_20_Name">Manu (VO)</text:p>
      <text:p text:style-name="Dialogue">En estos días he pensado mucho en kimi</text:p>
      <text:p text:style-name="SLUGLINE">int. cafe – día</text:p>
      <text:p text:style-name="Action">Kimi y Manu están en un café. Rién juntos. </text:p>
      <text:p text:style-name="SLUGLINE">Int. En la entrada del parque de hologramas</text:p>
      <text:p text:style-name="Action">Kimi y Manu entran a un parque de hologramas sobre el planeta original. Caminan por corredores donde se ven bosques, plantas, flores y animales de la tierra.</text:p>
      <text:p text:style-name="Character_20_Name"><text:soft-page-break/>Kimi</text:p>
      <text:p text:style-name="Dialogue">¿Crees que era realmente así de hermoso?</text:p>
      <text:p text:style-name="Character_20_Name">Manu</text:p>
      <text:p text:style-name="Dialogue">No sé</text:p>
      <text:p text:style-name="Character_20_Name">Kimi</text:p>
      <text:p text:style-name="Dialogue">Es tan hermoso.</text:p>
      <text:p text:style-name="Action">Kimi señala a un canguro.</text:p>
      <text:p text:style-name="Character_20_Name">Kimi</text:p>
      <text:p text:style-name="Dialogue">¡Mira! Se parece a un Geki.</text:p>
      <text:p text:style-name="Action">El canguro mira a la cámara y luego sale saltando.</text:p>
      <text:p text:style-name="Character_20_Name">Manu (vo)</text:p>
      <text:p text:style-name="Dialogue">Para mi el planeta original es solo un mito.</text:p>
      <text:p text:style-name="SLUGLINE">Dissolve to:</text:p>
      <text:p text:style-name="SLUGLINE">ext. Planeta - día</text:p>
      <text:p text:style-name="Action">El canguro se convierte poco a poco en un Geki y su alrededor se difumina en un paisaje del actual planeta.</text:p>
      <text:p text:style-name="Character_20_Name">Manu (vo)</text:p>
      <text:p text:style-name="Dialogue">Incluso, este planeta es más importante para mi. Este planeta es kimi.</text:p>
      <text:p text:style-name="Action">La cámara avanza por el planeta hasta mostrar un campo de recolección.</text:p>
      <text:p text:style-name="Character_20_Name">Manu (vo)</text:p>
      <text:p text:style-name="Dialogue">Nuestra relación nació con el descubrimiento de este planeta.</text:p>
      <text:p text:style-name="Action">Se ve una torre de recolección.</text:p>
      <text:p text:style-name="Character_20_Name">Manu (vo)</text:p>
      <text:p text:style-name="Dialogue">...y parece deteriorarse mientras lo consumimos.</text:p>
      <text:p text:style-name="Dialogue">(beat) /* ¿QUITAR DESDE AQUÍ?</text:p>
      <text:p text:style-name="Dialogue">Antes Kimi no se molestaba con mi trabajo, aunque ella iba a las reuniones.</text:p>
      <text:p text:style-name="SLUGLINE">Int. Salón de reuniones</text:p>
      <text:p text:style-name="Action">Kimi está sentada con un grupo. Frente a ellos, un hombre (30s) habla sobre cultivos.</text:p>
      <text:p text:style-name="Character_20_Name">Manu (vo)</text:p>
      <text:p text:style-name="Dialogue"><text:soft-page-break/>Luego comenzaron las discusiones. HASTA AQUI */</text:p>
      <text:p text:style-name="SLUGLINE">Int. Parque de hologramas</text:p>
      <text:p text:style-name="Action">Manu y Kimi están en el campo de hologramas, caminando, viendo un campo de flores.</text:p>
      <text:p text:style-name="Character_20_Name">Kimi</text:p>
      <text:p text:style-name="Dialogue">¿Por qué no trabajas en la industria civil?</text:p>
      <text:p text:style-name="Character_20_Name">Manu</text:p>
      <text:p text:style-name="Dialogue">Me va bien con el ejercito.</text:p>
      <text:p text:style-name="Character_20_Name">Kimi</text:p>
      <text:p text:style-name="Dialogue">Por culpa de ellos nos convertimos en esto.</text:p>
      <text:p text:style-name="Character_20_Name">Manu</text:p>
      <text:p text:style-name="Dialogue">Siempre hemos sido así.</text:p>
      <text:p text:style-name="Character_20_Name">Kimi</text:p>
      <text:p text:style-name="Dialogue">Antes no fue así.</text:p>
      <text:p text:style-name="Action">La camara se aleja del campo de hologramas y muestra a la tierra desde el espacio. El planeta cambia de color de azul a café.</text:p>
      <text:p text:style-name="Character_20_Name">Manu (OC)</text:p>
      <text:p text:style-name="Dialogue">Siempre ha sido así. ¿Acaso no consumimos el planeta original?</text:p>
      <text:p text:style-name="Action">Algunas naves salen de la tierra mientras éste va cambiando a un café cada vez más oscuro.</text:p>
      <text:p text:style-name="Action"/>
      <text:p text:style-name="Action">Capítulo 5</text:p>
      <text:p text:style-name="Action"/>
      <text:p text:style-name="SLUGLINE">int. Cuarto de manu en la nave residencial – día</text:p>
      <text:p text:style-name="Action">Una mano empaca ropa en la maleta. La cámara se aleja para mostrar a Kimi empacando ropa en una maleta.</text:p>
      <text:p text:style-name="Character_20_Name">Manu (OC)</text:p>
      <text:p text:style-name="Dialogue">No lleves tantas cosas. En el campo de recolección encontraremos lo que necesitemos.</text:p>
      <text:p text:style-name="Action">Kimi no le presta atención y sigue concentrada en empacar.</text:p>
      <text:p text:style-name="Character_20_Name">Manu</text:p>
      <text:p text:style-name="Dialogue"><text:soft-page-break/>Sabes Kimi: es como la primera vez, cuando te viniste a vivir conmigo.</text:p>
      <text:p text:style-name="SLUGLINE">Quick shots:</text:p>
      <text:p text:style-name="Action">- Manu y kimi tomando café en un restaurante.</text:p>
      <text:p text:style-name="Action">- Manu y Kimi caminando</text:p>
      <text:p text:style-name="Action">- Manu y Kimi cogidos de la mano</text:p>
      <text:p text:style-name="Action">- Manu contándole algo a Kimi mientras ella ríe.</text:p>
      <text:p text:style-name="Action">- Manu y Kimi en la cama, bajo las sábanas, abrazados.</text:p>
      <text:p text:style-name="Character_20_Name">Manu</text:p>
      <text:p text:style-name="Dialogue">Ven a vivir conmigo</text:p>
      <text:p text:style-name="Action">Kimi lo mira y lo besa, pero no contesta.</text:p>
      <text:p text:style-name="SLUGLINE">Fade out.</text:p>
      <text:p text:style-name="SLUGLINE">Fade in:</text:p>
      <text:p text:style-name="Action">Manu y Kimi están sentados en un sofá.</text:p>
      <text:p text:style-name="Character_20_Name">Kimi</text:p>
      <text:p text:style-name="Dialogue">Si. Quiero vivir contigo</text:p>
      <text:p text:style-name="Action">Regreso al presente donde Kimi está empacando ropa en una maleta.</text:p>
      <text:p text:style-name="Character_20_Name">Manu</text:p>
      <text:p text:style-name="Dialogue">¡Apúrate! Ya tenemos que irnos.</text:p>
      <text:p text:style-name="Character_20_Name">Kimi</text:p>
      <text:p text:style-name="Dialogue">¡Ya va!¡Ya va!</text:p>
      <text:p text:style-name="Action">Manu y Kimi salen del apartamento con las maletas.</text:p>
      <text:p text:style-name="SLUGLINE">Ext. Espacio exterior</text:p>
      <text:p text:style-name="Action">Una nave de transporte sale de la nave Residente III</text:p>
      <text:p text:style-name="SLUGLINE">Int. Vagón en la Nave de transporte</text:p>
      <text:p text:style-name="Action">Manu y Kimi están sentados uno frente al otro.</text:p>
      <text:p text:style-name="SLUGLINE">Ext. Espacio exterior</text:p>
      <text:p text:style-name="Action"><text:soft-page-break/>La nave desciende al planeta.</text:p>
      <text:p text:style-name="Action"/>
      <text:p text:style-name="P1">Nota: Quiero reorganizar este capítulo. Dejar el flashback en el capítulo 4, luego el paseo en el campo de hologramas y finalmente la discusión sobre el trabajo de Manu. Quitar del capítulo 4 las reuniones de Kimi.</text:p>
      <text:p text:style-name="P1">En el 5 dejar solo el presente y el viaje al campo de recolección.</text:p>
      <text:p text:style-name="P2"/>
      <text:p text:style-name="P2">Capítulo 6</text:p>
      <text:p text:style-name="SLUGLINE">Ext. Planeta/Campo de recolección – día</text:p>
      <text:p text:style-name="P2">ULTRA WIDE SHOT en el campo de recolección.</text:p>
      <text:p text:style-name="P2">La cámara muestra el edificio residencial.</text:p>
      <text:p text:style-name="SLUGLINE">Int. Apartamento en el campo de recolección – ese momento</text:p>
      <text:p text:style-name="P2">La cámara sigue a Kimi cuando entra al apartamento. Ella da media vuelta, sonrie y regresa. La cámara se aleja y muestra a Manu y Kimi abrazados.</text:p>
      <text:p text:style-name="Character_20_Name">Manu</text:p>
      <text:p text:style-name="Dialogue">¿Te gusta?</text:p>
      <text:p text:style-name="P2">Kimi sonrie y mueve la cabeza a un lado.</text:p>
      <text:p text:style-name="SLUGLINE">Int. Apartamento en el campo de recolección/sala </text:p>
      <text:p text:style-name="Action">Manu está sentado en el sofá. Kimi está recostada, su cabeza sobre las piernas de Manu. Manu juega con el cabello de Kimi.</text:p>
      <text:p text:style-name="Character_20_Name">Kimi</text:p>
      <text:p text:style-name="Dialogue">¿Por qué no traes el vino?</text:p>
      <text:p text:style-name="Action">Manu camina hasta el bar, coge la botella de vino y dos copas. Regresa al sofá. Le da una copa a Kimi y sirve el vino.</text:p>
      <text:p text:style-name="Character_20_Name">Kimi</text:p>
      <text:p text:style-name="Dialogue">Por nosotros</text:p>
      <text:p text:style-name="Character_20_Name">Manu</text:p>
      <text:p text:style-name="Dialogue">Por nosotros</text:p>
      <text:p text:style-name="Action">Manu y kimi se besan. Kimi deja caer la cabeza sobre el respaldar del sofá.</text:p>
      <text:p text:style-name="Character_20_Name"><text:soft-page-break/>Kimi</text:p>
      <text:p text:style-name="Dialogue">Quizá algún día podremos tener un lugar así. Un hogar, en un planeta.</text:p>
      <text:p text:style-name="Action">Kimi regresa de su meditación. Toma la copa de Manu y deja las dos copas sobre la mesa al lado del sofá. </text:p>
      <text:p text:style-name="P2">CU en las copas. Un momento. La cámara se mueve a la izquierda para mostrar el sofá, y luego a Kimi y Manu haciendo el amor. Ella sobre él.</text:p>
      <text:p text:style-name="SLUGLINE">Fade out.</text:p>
      <text:p text:style-name="SLUGLINE">Fade in:</text:p>
      <text:p text:style-name="Action">ext. Campo de recolección – Noche</text:p>
      <text:p text:style-name="Action">Manu y Kimi caminan en una calle donde hay restaurantes a lado y lado. Al fondo se ve la valla de alambre y un aviso que dice RESTRINGIDO. Se alcanzan a ver las torres de recolección. Manu y Kimi entran a un restaurante.</text:p>
      <text:p text:style-name="P1">ALTERNATIVAS:</text:p>
      <text:p text:style-name="P1">Pasar el capítulo 4 antes del 7. Esto mostraría que la relación se está deteriorando en la base de recolección y que Kimi tal vez sigue en contacto con el grupo.</text:p>
      <text:p text:style-name="P1">El 5 y 6 es la ida al campo de recolección. Y el 7 es el ataque de neutralización. Si el cuatro va entre el 6 y el 7 daría ademas un respiro.</text:p>
      <text:p text:style-name="P2"/>
      <text:p text:style-name="P2">Capítulo 7</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OpenSymbol" svg:font-family="OpenSymbol"/>
    <style:font-face style:name="Courier New1" svg:font-family="'Courier New'"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Tms Rmn" svg:font-family="'Tms Rm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Standard" style:next-style-name="Standard" style:default-outline-level="1" style:list-style-name="" style:class="text">
      <style:paragraph-properties fo:margin-top="0.423cm" fo:margin-bottom="0cm"/>
      <style:text-properties style:text-underline-style="solid" style:text-underline-width="auto" style:text-underline-color="font-color" fo:font-weight="bold" style:font-weight-asian="bold" style:font-weight-complex="bold"/>
    </style:style>
    <style:style style:name="Heading_20_2" style:display-name="Heading 2" style:family="paragraph" style:parent-style-name="Standard" style:next-style-name="Standard" style:default-outline-level="2" style:list-style-name="" style:class="text">
      <style:paragraph-properties fo:margin-top="0.212cm" fo:margin-bottom="0cm"/>
      <style:text-properties fo:font-weight="bold" style:font-weight-asian="bold" style:font-weight-complex="bold"/>
    </style:style>
    <style:style style:name="Heading_20_3" style:display-name="Heading 3" style:family="paragraph" style:parent-style-name="Standard" style:next-style-name="Normal_20_Indent" style:default-outline-level="3" style:list-style-name="" style:class="text">
      <style:paragraph-properties fo:margin="100%" fo:margin-left="0.635cm" fo:margin-right="0cm" fo:text-indent="0cm" style:auto-text-indent="false"/>
      <style:text-properties style:font-name="Tms Rmn" fo:font-weight="bold" style:font-weight-asian="bold" style:font-name-complex="Times New Roman" style:font-weight-complex="bold"/>
    </style:style>
    <style:style style:name="Normal_20_Indent" style:display-name="Normal Indent" style:family="paragraph" style:parent-style-name="Standard">
      <style:paragraph-properties fo:margin="100%" fo:margin-left="1.27cm" fo:margin-right="0cm" fo:text-indent="0cm" style:auto-text-indent="fals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note" style:family="paragraph" style:parent-style-name="Standard" style:class="extra">
      <style:paragraph-properties fo:margin="100%" fo:margin-left="0.762cm" fo:margin-right="0cm" fo:margin-top="0cm" fo:margin-bottom="0.423cm" fo:text-indent="-0.762cm" style:auto-text-indent="false"/>
    </style:style>
    <style:style style:name="First_20_Line_20_Indent" style:display-name="First Line Indent" style:family="paragraph" style:parent-style-name="Standard">
      <style:paragraph-properties fo:margin="100%" fo:margin-left="0cm" fo:margin-right="0cm" fo:text-indent="1.27cm" style:auto-text-indent="false"/>
    </style:style>
    <style:style style:name="Action" style:family="paragraph" style:parent-style-name="Standard">
      <style:paragraph-properties fo:margin-top="0.423cm" fo:margin-bottom="0cm" fo:keep-together="always"/>
    </style:style>
    <style:style style:name="Show_20_Title" style:display-name="Show Title" style:family="paragraph" style:parent-style-name="Standard">
      <style:paragraph-properties fo:margin-top="0cm" fo:margin-bottom="0.423cm" fo:text-align="center" style:justify-single-word="false"/>
      <style:text-properties fo:text-transform="uppercase" style:text-underline-style="solid" style:text-underline-width="auto" style:text-underline-color="font-color" style:text-underline-mode="skip-white-space" style:text-overline-mode="skip-white-space" style:text-line-through-mode="skip-white-space"/>
    </style:style>
    <style:style style:name="Dialogue" style:family="paragraph" style:parent-style-name="Standard" style:next-style-name="Action">
      <style:paragraph-properties fo:margin="100%" fo:margin-left="3.81cm" fo:margin-right="2.54cm" fo:keep-together="always" fo:text-indent="0cm" style:auto-text-indent="false"/>
    </style:style>
    <style:style style:name="Setting" style:family="paragraph" style:parent-style-name="Action" style:next-style-name="Action">
      <style:paragraph-properties fo:keep-with-next="always"/>
      <style:text-properties fo:text-transform="uppercase"/>
    </style:style>
    <style:style style:name="parenthetical" style:family="paragraph" style:parent-style-name="Dialogue" style:next-style-name="Dialogue">
      <style:paragraph-properties fo:margin="100%" fo:margin-left="5.334cm" fo:margin-right="3.81cm" fo:text-indent="-0.254cm" style:auto-text-indent="false" fo:keep-with-next="always"/>
    </style:style>
    <style:style style:name="Transition" style:family="paragraph" style:parent-style-name="Action" style:next-style-name="Setting">
      <style:paragraph-properties fo:margin="100%" fo:margin-left="11.43cm" fo:margin-right="0cm" fo:text-indent="0cm" style:auto-text-indent="false"/>
      <style:text-properties fo:text-transform="uppercase"/>
    </style:style>
    <style:style style:name="Ending" style:family="paragraph" style:parent-style-name="Standard">
      <style:paragraph-properties fo:margin-top="0.423cm" fo:margin-bottom="0cm" fo:text-align="center" style:justify-single-word="false"/>
      <style:text-properties fo:text-transform="uppercase" style:text-underline-style="solid" style:text-underline-width="auto" style:text-underline-color="font-color"/>
    </style:style>
    <style:style style:name="Character_20_Name" style:display-name="Character Name" style:family="paragraph" style:parent-style-name="Setting" style:next-style-name="Dialogue">
      <style:paragraph-properties fo:margin="100%" fo:margin-left="6.35cm" fo:margin-right="2.54cm" fo:text-indent="0cm" style:auto-text-indent="false"/>
      <style:text-properties fo:font-size="12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SLUGLINE" style:family="paragraph" style:parent-style-name="Action" style:next-style-name="Action">
      <style:paragraph-properties fo:keep-with-next="always"/>
      <style:text-properties fo:text-transform="uppercase" fo:font-size="12pt"/>
    </style:style>
    <style:style style:name="Default_20_Paragraph_20_Font" style:display-name="Default Paragraph Font" style:family="text"/>
    <style:style style:name="Footnote_20_Symbol" style:display-name="Footnote Symbol" style:family="text" style:parent-style-name="Default_20_Paragraph_20_Font">
      <style:text-properties style:text-position="37% 100%" fo:font-size="8pt" fo:font-weight="bold" style:font-size-asian="8pt" style:font-weight-asian="bold" style:font-size-complex="8pt" style:font-weight-complex="bold"/>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Courier New" fo:font-size="10pt" style:font-size-asian="10pt" style:font-size-complex="10pt"/>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Plaga: Manuel Ospina <text:tab/><text:tab/><text:page-number text:select-page="current">8</text:page-number></text:p>
        <text:p text:style-name="MP1">copyright: M Open Studio</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8T19:01:11</meta:creation-date>
    <dc:date>2013-01-03T16:11:49</dc:date>
    <meta:editing-duration>P1DT1H33M16S</meta:editing-duration>
    <meta:editing-cycles>10</meta:editing-cycles>
    <meta:generator>LibreOffice/3.5$Linux_X86_64 LibreOffice_project/350m1$Build-2</meta:generator>
    <dc:creator>Manuel Ospina</dc:creator>
    <meta:document-statistic meta:table-count="0" meta:image-count="0" meta:object-count="0" meta:page-count="8" meta:paragraph-count="174" meta:word-count="1722" meta:character-count="9309" meta:non-whitespace-character-count="7749"/>
  </office:meta>
</office:document-meta>
</file>